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c13e" officeooo:paragraph-rsid="001e7508"/>
    </style:style>
    <style:style style:name="P2" style:family="paragraph" style:parent-style-name="Standard">
      <style:text-properties fo:font-weight="bold" officeooo:rsid="0015c880" officeooo:paragraph-rsid="001e7508" style:font-weight-asian="bold" style:font-weight-complex="bold"/>
    </style:style>
    <style:style style:name="P3" style:family="paragraph" style:parent-style-name="Standard">
      <style:text-properties fo:font-weight="bold" officeooo:rsid="001e7508" officeooo:paragraph-rsid="001e7508" style:font-weight-asian="bold" style:font-weight-complex="bold"/>
    </style:style>
    <style:style style:name="P4" style:family="paragraph" style:parent-style-name="Standard">
      <style:text-properties officeooo:rsid="0015c880" officeooo:paragraph-rsid="001e7508"/>
    </style:style>
    <style:style style:name="P5" style:family="paragraph" style:parent-style-name="Standard">
      <style:text-properties fo:font-weight="normal" officeooo:rsid="001e7508" officeooo:paragraph-rsid="001e7508" style:font-weight-asian="normal" style:font-weight-complex="normal"/>
    </style:style>
    <style:style style:name="P6" style:family="paragraph" style:parent-style-name="Standard">
      <style:text-properties fo:font-weight="normal" officeooo:rsid="001e84ee" officeooo:paragraph-rsid="001e84ee" style:font-weight-asian="normal" style:font-weight-complex="normal"/>
    </style:style>
    <style:style style:name="P7" style:family="paragraph" style:parent-style-name="Standard">
      <style:text-properties fo:font-weight="normal" officeooo:rsid="00205d56" officeooo:paragraph-rsid="00205d56" style:font-weight-asian="normal" style:font-weight-complex="normal"/>
    </style:style>
    <style:style style:name="P8" style:family="paragraph" style:parent-style-name="Standard">
      <style:text-properties style:font-name="Calibri" officeooo:rsid="0015c880" officeooo:paragraph-rsid="0024c1fc"/>
    </style:style>
    <style:style style:name="P9" style:family="paragraph" style:parent-style-name="Standard">
      <style:text-properties style:font-name="Calibri" officeooo:rsid="00293898" officeooo:paragraph-rsid="0024c1fc"/>
    </style:style>
    <style:style style:name="P10" style:family="paragraph" style:parent-style-name="Standard">
      <style:text-properties style:font-name="Calibri" fo:font-weight="normal" officeooo:rsid="0019747c" officeooo:paragraph-rsid="0026c3af" style:font-weight-asian="normal" style:font-weight-complex="normal"/>
    </style:style>
    <style:style style:name="P11" style:family="paragraph" style:parent-style-name="Standard">
      <style:text-properties style:font-name="Calibri" fo:font-weight="normal" officeooo:rsid="0029efe1" officeooo:paragraph-rsid="0029efe1" style:font-weight-asian="normal" style:font-weight-complex="normal"/>
    </style:style>
    <style:style style:name="P12" style:family="paragraph" style:parent-style-name="Standard">
      <style:text-properties style:font-name="Calibri" fo:font-weight="normal" officeooo:rsid="0015c880" officeooo:paragraph-rsid="0029efe1" style:font-weight-asian="normal" style:font-weight-complex="normal"/>
    </style:style>
    <style:style style:name="P13" style:family="paragraph" style:parent-style-name="Standard">
      <style:text-properties style:font-name="Calibri" fo:font-weight="normal" officeooo:rsid="002e0f29" officeooo:paragraph-rsid="0029efe1" style:font-weight-asian="normal" style:font-weight-complex="normal"/>
    </style:style>
    <style:style style:name="P14" style:family="paragraph" style:parent-style-name="Standard">
      <style:text-properties style:font-name="Calibri" fo:font-weight="normal" officeooo:rsid="002e0f29" officeooo:paragraph-rsid="002e0f29" style:font-weight-asian="normal" style:font-weight-complex="normal"/>
    </style:style>
    <style:style style:name="P15" style:family="paragraph" style:parent-style-name="Standard">
      <style:text-properties style:font-name="Calibri" fo:font-weight="normal" officeooo:rsid="002e8ae2" officeooo:paragraph-rsid="002e8ae2" style:font-weight-asian="normal" style:font-weight-complex="normal"/>
    </style:style>
    <style:style style:name="P16" style:family="paragraph" style:parent-style-name="Standard">
      <style:text-properties style:font-name="Calibri" fo:font-weight="normal" officeooo:rsid="002fa779" officeooo:paragraph-rsid="002fa779" style:font-weight-asian="normal" style:font-weight-complex="normal"/>
    </style:style>
    <style:style style:name="P17" style:family="paragraph" style:parent-style-name="Standard">
      <style:text-properties style:font-name="Calibri" fo:font-weight="normal" officeooo:rsid="0030e532" officeooo:paragraph-rsid="0030e532" style:font-weight-asian="normal" style:font-weight-complex="normal"/>
    </style:style>
    <style:style style:name="P18" style:family="paragraph" style:parent-style-name="Standard">
      <style:text-properties style:font-name="Calibri" fo:font-weight="normal" officeooo:rsid="0035fb1c" officeooo:paragraph-rsid="0035fb1c" style:font-weight-asian="normal" style:font-weight-complex="normal"/>
    </style:style>
    <style:style style:name="P19" style:family="paragraph" style:parent-style-name="Standard">
      <style:text-properties style:font-name="Calibri" fo:font-weight="normal" officeooo:rsid="0036c835" officeooo:paragraph-rsid="0036c835" style:font-weight-asian="normal" style:font-weight-complex="normal"/>
    </style:style>
    <style:style style:name="P20" style:family="paragraph" style:parent-style-name="Standard">
      <style:text-properties style:font-name="Calibri" fo:font-weight="normal" officeooo:rsid="0036c835" officeooo:paragraph-rsid="003bfa7e" style:font-weight-asian="normal" style:font-weight-complex="normal"/>
    </style:style>
    <style:style style:name="P21" style:family="paragraph" style:parent-style-name="Standard">
      <style:text-properties style:font-name="Calibri" fo:font-weight="normal" officeooo:rsid="0036c835" officeooo:paragraph-rsid="003d9016" style:font-weight-asian="normal" style:font-weight-complex="normal"/>
    </style:style>
    <style:style style:name="P22" style:family="paragraph" style:parent-style-name="Standard">
      <style:text-properties style:font-name="Calibri" fo:font-weight="normal" officeooo:rsid="0041aaf4" officeooo:paragraph-rsid="0041aaf4" style:font-weight-asian="normal" style:font-weight-complex="normal"/>
    </style:style>
    <style:style style:name="P23" style:family="paragraph" style:parent-style-name="Standard">
      <style:text-properties style:font-name="Calibri" fo:font-weight="normal" officeooo:rsid="0044cb3e" officeooo:paragraph-rsid="0044cb3e" style:font-weight-asian="normal" style:font-weight-complex="normal"/>
    </style:style>
    <style:style style:name="P24" style:family="paragraph" style:parent-style-name="Standard">
      <style:text-properties style:font-name="Calibri" fo:font-weight="normal" officeooo:rsid="003bfa7e" officeooo:paragraph-rsid="003bfa7e" style:font-weight-asian="normal" style:font-weight-complex="normal"/>
    </style:style>
    <style:style style:name="P25" style:family="paragraph" style:parent-style-name="Standard">
      <style:text-properties style:font-name="Calibri" fo:font-weight="normal" officeooo:rsid="003bfa7e" officeooo:paragraph-rsid="003d9016" style:font-weight-asian="normal" style:font-weight-complex="normal"/>
    </style:style>
    <style:style style:name="P26" style:family="paragraph" style:parent-style-name="Standard">
      <style:text-properties style:font-name="Calibri" fo:font-weight="normal" officeooo:rsid="0046c7ab" officeooo:paragraph-rsid="0046c7ab" style:font-weight-asian="normal" style:font-weight-complex="normal"/>
    </style:style>
    <style:style style:name="P27" style:family="paragraph" style:parent-style-name="Standard">
      <style:text-properties style:font-name="Calibri" fo:font-weight="normal" officeooo:rsid="0046c7ab" officeooo:paragraph-rsid="004ffd4e" style:font-weight-asian="normal" style:font-weight-complex="normal"/>
    </style:style>
    <style:style style:name="P28" style:family="paragraph" style:parent-style-name="Standard">
      <style:text-properties style:font-name="Calibri" fo:font-weight="normal" officeooo:rsid="004d28cc" officeooo:paragraph-rsid="004d28cc" style:font-weight-asian="normal" style:font-weight-complex="normal"/>
    </style:style>
    <style:style style:name="P29" style:family="paragraph" style:parent-style-name="Standard">
      <style:text-properties style:font-name="Calibri" fo:font-weight="normal" officeooo:rsid="004d28cc" officeooo:paragraph-rsid="0044cb3e" style:font-weight-asian="normal" style:font-weight-complex="normal"/>
    </style:style>
    <style:style style:name="P30" style:family="paragraph" style:parent-style-name="Standard">
      <style:text-properties style:font-name="Calibri" fo:font-weight="normal" officeooo:rsid="004d28cc" officeooo:paragraph-rsid="004ffd4e" style:font-weight-asian="normal" style:font-weight-complex="normal"/>
    </style:style>
    <style:style style:name="P31" style:family="paragraph" style:parent-style-name="Standard">
      <style:text-properties style:font-name="Calibri" fo:font-weight="normal" officeooo:rsid="004ffd4e" officeooo:paragraph-rsid="004ffd4e" style:font-weight-asian="normal" style:font-weight-complex="normal"/>
    </style:style>
    <style:style style:name="P32" style:family="paragraph" style:parent-style-name="Standard" style:list-style-name="L1">
      <style:text-properties style:font-name="Calibri" fo:font-weight="normal" officeooo:rsid="0015c880" officeooo:paragraph-rsid="0024c1fc" style:font-weight-asian="normal" style:font-weight-complex="normal"/>
    </style:style>
    <style:style style:name="P33" style:family="paragraph" style:parent-style-name="Standard" style:list-style-name="L1">
      <style:text-properties style:font-name="Calibri" fo:font-weight="normal" officeooo:rsid="0015c880" officeooo:paragraph-rsid="0029efe1" style:font-weight-asian="normal" style:font-weight-complex="normal"/>
    </style:style>
    <style:style style:name="P34" style:family="paragraph" style:parent-style-name="Standard" style:list-style-name="L1">
      <style:text-properties style:font-name="Calibri" fo:font-weight="normal" officeooo:rsid="0019747c" officeooo:paragraph-rsid="0026c3af" style:font-weight-asian="normal" style:font-weight-complex="normal"/>
    </style:style>
    <style:style style:name="P35" style:family="paragraph" style:parent-style-name="Standard" style:list-style-name="L1">
      <style:text-properties style:font-name="Calibri" officeooo:rsid="0019747c" officeooo:paragraph-rsid="0024c1fc"/>
    </style:style>
    <style:style style:name="P36" style:family="paragraph" style:parent-style-name="Standard" style:list-style-name="L2">
      <style:text-properties style:font-name="Calibri" officeooo:rsid="0019973e" officeooo:paragraph-rsid="0024c1fc"/>
    </style:style>
    <style:style style:name="P37" style:family="paragraph" style:parent-style-name="Standard" style:list-style-name="L1">
      <style:text-properties style:font-name="Calibri" officeooo:rsid="0015c880" officeooo:paragraph-rsid="0024c1fc"/>
    </style:style>
    <style:style style:name="P38" style:family="paragraph" style:parent-style-name="Standard" style:list-style-name="L3">
      <style:text-properties style:font-name="Calibri" officeooo:rsid="00293898" officeooo:paragraph-rsid="0024c1fc"/>
    </style:style>
    <style:style style:name="P39" style:family="paragraph" style:parent-style-name="Standard" style:list-style-name="L1">
      <style:text-properties style:font-name="Calibri" officeooo:rsid="0017c13e" officeooo:paragraph-rsid="0024c1fc"/>
    </style:style>
    <style:style style:name="T1" style:family="text">
      <style:text-properties officeooo:rsid="001e7508"/>
    </style:style>
    <style:style style:name="T2" style:family="text">
      <style:text-properties officeooo:rsid="001e84ee"/>
    </style:style>
    <style:style style:name="T3" style:family="text">
      <style:text-properties officeooo:rsid="001ed889"/>
    </style:style>
    <style:style style:name="T4" style:family="text">
      <style:text-properties officeooo:rsid="0030e532"/>
    </style:style>
    <style:style style:name="T5" style:family="text">
      <style:text-properties officeooo:rsid="0036c835"/>
    </style:style>
    <style:style style:name="T6" style:family="text">
      <style:text-properties officeooo:rsid="00455da9"/>
    </style:style>
    <style:style style:name="T7" style:family="text">
      <style:text-properties officeooo:rsid="0046d833"/>
    </style:style>
    <style:style style:name="T8" style:family="text">
      <style:text-properties officeooo:rsid="004d28cc"/>
    </style:style>
    <style:style style:name="T9" style:family="text">
      <style:text-properties officeooo:rsid="004ec5be"/>
    </style:style>
    <style:style style:name="T10" style:family="text">
      <style:text-properties officeooo:rsid="0050420b"/>
    </style:style>
    <style:style style:name="T11" style:family="text">
      <style:text-properties officeooo:rsid="0055dc2f"/>
    </style:style>
    <style:style style:name="T12" style:family="text">
      <style:text-properties officeooo:rsid="0056b067"/>
    </style:style>
    <style:style style:name="T13" style:family="text">
      <style:text-properties officeooo:rsid="00575bbc"/>
    </style:style>
    <style:style style:name="T14" style:family="text">
      <style:text-properties officeooo:rsid="005a7a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herche <text:span text:style-name="T1">&amp; Inspiration</text:span></text:p>
      <text:p text:style-name="P4"/>
      <text:p text:style-name="P8"/>
      <text:list xml:id="list2624206081" text:style-name="L1">
        <text:list-item>
          <text:p text:style-name="P32">Inspiration und ähnliche Spiele</text:p>
        </text:list-item>
        <text:list-item>
          <text:p text:style-name="P35">Alleinstellungsmerkmal</text:p>
        </text:list-item>
      </text:list>
      <text:list xml:id="list1713637798" text:style-name="L2">
        <text:list-item>
          <text:p text:style-name="P36"/>
        </text:list-item>
      </text:list>
      <text:p text:style-name="P8"/>
      <text:list xml:id="list162101115153480" text:continue-list="list2624206081" text:style-name="L1">
        <text:list-item>
          <text:p text:style-name="P37">Schwerpunkt</text:p>
        </text:list-item>
      </text:list>
      <text:list xml:id="list2243069870" text:style-name="L3">
        <text:list-item>
          <text:p text:style-name="P38">Storytelling Enviroment Design</text:p>
        </text:list-item>
      </text:list>
      <text:p text:style-name="P9"/>
      <text:list xml:id="list162101785165521" text:continue-list="list162101115153480" text:style-name="L1">
        <text:list-item>
          <text:p text:style-name="P37">Literarische Vorlage</text:p>
        </text:list-item>
        <text:list-item>
          <text:p text:style-name="P37">Historische Recherche</text:p>
        </text:list-item>
        <text:list-item>
          <text:p text:style-name="P39">Zielplattform</text:p>
        </text:list-item>
      </text:list>
      <text:p text:style-name="P1"/>
      <text:p text:style-name="P1"/>
      <text:p text:style-name="P3">Inspiration und ähnliche Spiele</text:p>
      <text:p text:style-name="P3"/>
      <text:p text:style-name="P5">Die <text:span text:style-name="T11">Grund</text:span>idee der Bach<text:span text:style-name="T11">e</text:span>lor<text:span text:style-name="T11">arbeit</text:span> best<text:span text:style-name="T11">and</text:span> darin, ein interaktives <text:span text:style-name="T11">Videos</text:span>piel zu <text:span text:style-name="T11">konzeptionieren</text:span>, in <text:span text:style-name="T11">dem auf eine möglichst immersive Weise,</text:span> eine<text:span text:style-name="T11"> </text:span>Geschichte erzählt wird. Der Hauptfokus<text:span text:style-name="T11"> des Werkstückes</text:span> liegt d<text:span text:style-name="T11">eshalb</text:span> primär darauf, <text:span text:style-name="T11">einen funktionsfähigen Prototypen zu entwickeln, der dem Spieler</text:span> eine spannende Handlung, mit einer Vielzahl an unterschiedlichen Charakteren und Ereignissen, <text:span text:style-name="T11">erleben lässt. </text:span></text:p>
      <text:p text:style-name="P5"/>
      <text:p text:style-name="P5">Es wurden bereits andere Spiele veröffentlicht die ähnliche Ansprüche verfolgen, beispielsweise die <text:span text:style-name="T11">Spielreihe</text:span> „The <text:span text:style-name="T11">W</text:span>alking Dead“, der Firma Telltale Games. Dieses Spiel handelt <text:span text:style-name="T11">narrativ,</text:span> von einer Gruppe Überlebender in einer Postapo<text:span text:style-name="T11">k</text:span>alyptischen Welt. Der Hauptfokus dieser Reihe liegt darin die Geschichte, und die Entwicklung dieser Gruppe Überlebender in mehreren Episoden, auf spannende und <text:span text:style-name="T2">den Spieler miteinbeziehende Weise zu erzählen. Ein Großteil des Gameplays, nehmen hierbei Dialoge, die zwischen den verschiedenen Charakteren geführt werden ein. Dabei handelt es sich inhaltlich, meistens um verschiedene Probleme, mit denen die Charaktere sowohl innerhalb, als auch außerhalb der Gruppe konfrontiert werden. Der Spieler kann in diesen Dialogen, interaktiv Entscheidungen treffen, die sich im späteren, Spielverlauf auf die Entwicklung der Geschichte auswirken. Außerhalb dieser Dialoge ähnelt das Spiel sehr stark einem klassischem „Point-and-Click“ Adventure-Game.</text:span></text:p>
      <text:p text:style-name="P5"/>
      <text:p text:style-name="P6">Ein weiteres Spiel das als Inspirationsquelle diente, ist The Banner Saga der Firma <text:span text:style-name="T12">Stoic</text:span>. Dieses Spiel ist eine Mischung aus Side-Scroller und <text:span text:style-name="T12">taktischem </text:span>Strateg<text:span text:style-name="T12">ie</text:span>spiel. Der Spieler <text:span text:style-name="T12">übernimmt</text:span> die Führung eines Stammes, der durch eine fiktive, an der klassischen nordischen Mythologie orientierte Welt zieht. Dabei trifft der Stamm immer wieder auf Gegner, die im Kampf besiegt werden müssen, oder auf andere Ereignisse, die in einem Dialog-System behandelt werden. <text:span text:style-name="T12">Insbesondere</text:span> der <text:span text:style-name="T12">grafische Stil und die Intelligente Nutzung des </text:span>Sidescroller-Stil <text:span text:style-name="T13">zur narrativen Erzählweise,</text:span> war<text:span text:style-name="T13">en</text:span> <text:span text:style-name="T13">aus Design-konzeptioneller Sicht betrachtet</text:span>, eine große Inspirationsquelle <text:span text:style-name="T3">für die Design-Konzeption des Werkstücks.</text:span></text:p>
      <text:p text:style-name="P6"/>
      <text:p text:style-name="P6"/>
      <text:p text:style-name="P6"/>
      <text:p text:style-name="P6"/>
      <text:p text:style-name="P6"/>
      <text:p text:style-name="P6"/>
      <text:p text:style-name="P6"/>
      <text:p text:style-name="P6"/>
      <text:p text:style-name="P6"/>
      <text:p text:style-name="P6"><text:soft-page-break/></text:p>
      <text:p text:style-name="P6"/>
      <text:list xml:id="list162102470026678" text:continue-numbering="true" text:style-name="L1">
        <text:list-item>
          <text:p text:style-name="P34">Alleinstellungsmerkmal</text:p>
        </text:list-item>
      </text:list>
      <text:p text:style-name="P10"/>
      <text:p text:style-name="P14">Geht es um die spezifischen Besonderheiten, die das Werkstück von anderen Spielen abhebt, so sollte zunächst <text:span text:style-name="T14">erwähnt werden, das es sich um die Umsetzung eines literarischen Werkes, nämlich dem Buch, „Das Herz der Finsternis“</text:span>das Setting genannt werden. Die Handlung des Werkstückes mag fiktiv sein, jedoch wurde, das gesamte Spiel in einen historischen Kontext eingebunden und es wurde viel Wert darauf gelegt, die Handlung und das Setting des Spiels, möglichst realistisch, authentisch und plausibel wie möglich erscheinen zu lassen. </text:p>
      <text:p text:style-name="P15">Das eigentlich Setting behandelt zudem eine geschichtliche Periode, die in der westlichen Gesellschaft kaum <text:span text:style-name="T4">w</text:span>ahrgenommen wird, nämlich die Anfänge der europäischen Kolonisierungspolitik, deren Konsequenzen bis weit in die Gegenwart hereinreichen.</text:p>
      <text:p text:style-name="P16">Angesehen von seiner historischen Bedeutung, bietet das Spiel eine spannende und unterhaltsame Geschichte, durch ihre audiovisuelle Realisierung ein <text:span text:style-name="T4">mitreißendes Spielerlebnis bildet.</text:span></text:p>
      <text:p text:style-name="P10"/>
      <text:p text:style-name="P10"/>
      <text:list xml:id="list162101062401135" text:continue-numbering="true" text:style-name="L1">
        <text:list-item>
          <text:p text:style-name="P33">Schwerpunkt</text:p>
        </text:list-item>
      </text:list>
      <text:p text:style-name="P12"/>
      <text:p text:style-name="P18">Immersion in Videospielen</text:p>
      <text:p text:style-name="P18"/>
      <text:p text:style-name="P18">Da das <text:span text:style-name="T7">konzeptionierte</text:span> Spiel wie in // beschrieben ein „immersives“ Spieleerlebnis bieten soll, sollder Begriff der „Immersion“ in diesem Kapitel genauer definiert werden.</text:p>
      <text:p text:style-name="P18"/>
      <text:p text:style-name="P18">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5">Entscheidend für ein immersives erlebnis ist laut Adams, dass der Spieler einen Großteil seiner Aufmerksamkeit in das Spielegeschehen legt. „When you immersed in a book, movie, or game, you devote all your Attention to it and it seems real. You have lost the Track of the boundaries of the magic circle“.</text:span></text:p>
      <text:p text:style-name="P18"/>
      <text:p text:style-name="P19">Entsprechend wichtig ist es um Immersion zu erschaffen, ein solches Spielerlebniss zu bieten, das es schafft möglichst konstant die Aufmerksamkeit des Benutzers auf sch zu richten und ihn dadurch ergessen zu lassen, das es sich hierbei um eine künstlich erzeugte Welt handelt.</text:p>
      <text:p text:style-name="P19"/>
      <text:p text:style-name="P20">Es ist daher eine gewiße Spannung nötig um die Immersion aufrecht zu erhalten. Adams definiert drei in Bezug auf Videospiele drei Hauptarten der Immersion, Strategische Immersion, Taktische Immersion und Narrative Immersion.</text:p>
      <text:p text:style-name="P20"/>
      <text:p text:style-name="P20"/>
      <text:p text:style-name="P24">Taktische Immersion:<text:line-break/>Adams beschreibt die taktische Immersion eines Spieles als „Trance“, der Spieler muss so schnell auf das Spielgeschehen reagieren, das seine Aufmerksamkeit keine andere Möglichkeit hat, von anderen faktoren abgelenkt zu werden.</text:p>
      <text:p text:style-name="P20"/>
      <text:p text:style-name="P24">Strategische Immersion:</text:p>
      <text:p text:style-name="P25"><text:soft-page-break/>Muss der Spieler das Spiel „observieren“ und eigene Strategien entwickeln, „kalkulieren“ und „planen“, so liegt laut Adams eine strategische Immersion vor, der Verstand und somit die Aufmerksamkeit ist hierbei damit beschäftigt, die Spielerischen Entscheidungen zu „optimieren“.</text:p>
      <text:p text:style-name="P21"/>
      <text:p text:style-name="P21"/>
      <text:p text:style-name="P22">Narrative Immersion</text:p>
      <text:p text:style-name="P22">Die letzte und für unser Werkstück wichtigste Art der Immersion ist die narrative-Imemrsion.</text:p>
      <text:p text:style-name="P23">Sie wird von Adams als folgendermaßen beschrieben.</text:p>
      <text:p text:style-name="P23">„<text:span text:style-name="T6">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29"/>
      <text:p text:style-name="P28"/>
      <text:p text:style-name="P31">Storytelling und Environment-Design</text:p>
      <text:p text:style-name="P31"/>
      <text:p text:style-name="P27">Verglicht man die evrschiedenen Arten der Immersionen, das diese teilweise starke Kontraste zueinander aufweisen. So kann ein Spiel scher eine tiefgründige Geschichte vermitteln, wenn der Spieler seine Hauptkonzentration darauf legen muss beispielsweise durch seine Reaktionsvermögen Gegner auszuschalten. Genauso ist es schwierig sich eine komplexe Strategie zu Überlegen, während man gleichzeitig <text:span text:style-name="T8">einer Geschichte folgen muss.</text:span></text:p>
      <text:p text:style-name="P27"/>
      <text:p text:style-name="P30">Aus diesem Grund <text:span text:style-name="T9">fokussiert</text:span>, sich das fertige Werkstück auf die „Narrative Immersion“, <text:span text:style-name="T9">es soll eine Geschichte erzählt werden und dies soll auf eine immersive Art geschehen</text:span>. Das Gameplay, dient <text:span text:style-name="T9">demnach hauptzwecklich dafür</text:span>, die Handlung voran zu bringen und authentisch zu unterstützen.</text:p>
      <text:p text:style-name="P30"/>
      <text:p text:style-name="P31">Wichtigstes Element der narrativen Immersion ist das sog. „Storytelling“, <text:span text:style-name="T10">die Art und Weise wie eine Geschichte erzählt wird. Als weiterer Essenzieller Punkt der narrativen Immission ist der Begriff Games-World zu nennen. Der Begriff Games world umfasst dabei nicht nur das Physikalische Design, der Welt in der das Spielgschehen stattfinded, sondern auch deren Bedeutung für die narrative Entwicklung eines Spiels. Beide Punkte sind grundlegend wichtig und werden auf Grund ihrer Wichtigkeit auch entsprechend ausführlich in dem Kapitel // Deesign behandelt.</text:span></text:p>
      <text:p text:style-name="P26"/>
      <text:p text:style-name="P26"/>
      <text:p text:style-name="P21"><text:line-break/><text:line-break/><text:line-break/><text:line-break/></text:p>
      <text:p text:style-name="P18"/>
      <text:p text:style-name="P18"/>
      <text:p text:style-name="P12"/>
      <text:p text:style-name="P17"><text:line-break/></text:p>
      <text:p text:style-name="P12"/>
      <text:p text:style-name="P12"/>
      <text:p text:style-name="P13"/>
      <text:p text:style-name="P11"/>
      <text:p text:style-name="P6"/>
      <text:p text:style-name="P7"><text:soft-page-break/></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1:29:52.932000000</meta:creation-date>
    <dc:date>2018-01-23T16:21:00.647000000</dc:date>
    <meta:editing-duration>PT3H36M48S</meta:editing-duration>
    <meta:editing-cycles>24</meta:editing-cycles>
    <meta:generator>LibreOffice/5.3.7.2$Windows_X86_64 LibreOffice_project/6b8ed514a9f8b44d37a1b96673cbbdd077e24059</meta:generator>
    <meta:document-statistic meta:table-count="0" meta:image-count="0" meta:object-count="0" meta:page-count="4" meta:paragraph-count="36" meta:word-count="945" meta:character-count="6872" meta:non-whitespace-character-count="5963"/>
  </office:meta>
</office:document-meta>
</file>